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15.247cm" svg:height="0.963cm" svg:x="0.5cm" svg:y="1cm">
          <draw:text-box>
            <text:p text:style-name="P1">Hello from an updated OpenDocument Presentation!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Mirko Nasato</meta:initial-creator>
    <meta:creation-date>2005-05-03T14:26:41</meta:creation-date>
    <dc:date>2006-10-24T18:04:30</dc:date>
    <dc:language>en-US</dc:language>
    <meta:editing-cycles>4</meta:editing-cycles>
    <meta:editing-duration>PT1M4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